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0.952cm" fo:min-width="2.522cm" fo:padding-top="0.165cm" fo:padding-bottom="0.165cm" fo:padding-left="0.29cm" fo:padding-right="0.2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3.35cm" fo:min-width="9.4cm"/>
    </style:style>
    <style:style style:name="gr6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7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88cm" fo:min-width="0.438cm" draw:shadow="hidden"/>
    </style:style>
    <style:style style:name="gr8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9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88cm" fo:min-width="0.565cm" draw:shadow="hidden"/>
    </style:style>
    <style:style style:name="gr10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11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12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88cm" fo:min-width="0.58cm" draw:shadow="hidden"/>
    </style:style>
    <style:style style:name="gr13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Verdana" fo:font-size="7pt"/>
    </style:style>
    <style:style style:name="P6" style:family="paragraph">
      <loext:graphic-properties draw:opacity="0%"/>
      <style:paragraph-properties fo:text-align="center"/>
      <style:text-properties fo:font-size="7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7pt" fo:font-weight="normal" style:font-weight-asian="normal" style:font-weight-complex="normal"/>
    </style:style>
    <style:style style:name="P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font-name="Verdana" fo:font-size="7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font-name="Verdana" fo:font-size="7pt" fo:font-weight="normal" style:font-weight-asian="normal" style:font-weight-complex="normal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7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3.102cm" svg:height="1.282cm" svg:x="9.582cm" svg:y="7.539cm">
          <text:p text:style-name="P1"><text:span text:style-name="T1">Pipe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381cm" svg:height="1.283cm" svg:x="9.953cm" svg:y="4.832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102cm" svg:height="1.282cm" svg:x="9.592cm" svg:y="2.901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.144cm" svg:y1="4.832cm" svg:x2="11.143cm" svg:y2="4.183cm" draw:start-shape="id1" draw:start-glue-point="4" draw:end-shape="id2" draw:end-glue-point="2" svg:d="M11144 4832l-1-649" svg:viewBox="0 0 2 650">
          <text:p/>
        </draw:connector>
        <draw:custom-shape draw:style-name="gr2" draw:text-style-name="P3" xml:id="id3" draw:id="id3" draw:layer="layout" svg:width="2.381cm" svg:height="1.283cm" svg:x="6.753cm" svg:y="4.832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3.102cm" svg:height="1.282cm" svg:x="6.392cm" svg:y="2.901cm">
          <text:p text:style-name="P4"><text:span text:style-name="T2">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.944cm" svg:y1="4.832cm" svg:x2="7.943cm" svg:y2="4.183cm" draw:start-shape="id3" draw:start-glue-point="4" draw:end-shape="id4" draw:end-glue-point="2" svg:d="M7944 4832l-1-649" svg:viewBox="0 0 2 650">
          <text:p/>
        </draw:connector>
        <draw:custom-shape draw:style-name="gr2" draw:text-style-name="P3" xml:id="id5" draw:id="id5" draw:layer="layout" svg:width="2.381cm" svg:height="1.283cm" svg:x="13.153cm" svg:y="4.832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3.102cm" svg:height="1.282cm" svg:x="12.792cm" svg:y="2.901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4.344cm" svg:y1="4.832cm" svg:x2="14.343cm" svg:y2="4.183cm" draw:start-shape="id5" draw:start-glue-point="4" draw:end-shape="id6" draw:end-glue-point="2" svg:d="M14344 4832l-1-649" svg:viewBox="0 0 2 650">
          <text:p/>
        </draw:connector>
        <draw:custom-shape draw:style-name="gr5" draw:text-style-name="P6" xml:id="id11" draw:id="id11" draw:layer="layout" svg:width="9.9cm" svg:height="3.6cm" svg:x="6.192cm" svg:y="2.6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8" draw:id="id8" draw:layer="layout" svg:width="3.102cm" svg:height="1.282cm" svg:x="9.582cm" svg:y="12.727cm">
          <text:p text:style-name="P7"><text:span text:style-name="T3">S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7" draw:id="id7" draw:layer="layout" svg:width="1.875cm" svg:height="1.875cm" svg:x="10.144cm" svg:y="9.909cm">
          <text:p text:style-name="P7"><text:span text:style-name="T1">Get Slo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0" draw:layer="layout" draw:type="line" svg:x1="11.082cm" svg:y1="11.784cm" svg:x2="11.133cm" svg:y2="12.727cm" draw:start-shape="id7" draw:start-glue-point="6" draw:end-shape="id8" draw:end-glue-point="0" svg:d="M11082 11784l51 943" svg:viewBox="0 0 52 944">
          <text:p/>
        </draw:connector>
        <draw:custom-shape draw:style-name="gr8" draw:text-style-name="P8" xml:id="id16" draw:id="id16" draw:layer="layout" svg:width="3.102cm" svg:height="1.282cm" svg:x="9.636cm" svg:y="18.317cm">
          <text:p text:style-name="P7"><text:span text:style-name="T3">Velocity = </text:span><text:span text:style-name="T2">1.5 m/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0" draw:layer="layout" draw:type="line" svg:x1="11.133cm" svg:y1="8.821cm" svg:x2="11.082cm" svg:y2="9.909cm" draw:start-shape="id9" draw:start-glue-point="2" draw:end-shape="id7" draw:end-glue-point="4" svg:d="M11133 8821l-51 1088" svg:viewBox="0 0 52 1089">
          <text:p/>
        </draw:connector>
        <draw:connector draw:style-name="gr4" draw:text-style-name="P10" draw:layer="layout" draw:type="line" svg:x1="12.684cm" svg:y1="8.18cm" svg:x2="14.97cm" svg:y2="8.223cm" draw:start-shape="id9" draw:start-glue-point="1" draw:end-shape="id10" draw:end-glue-point="5" svg:d="M12684 8180l2286 43" svg:viewBox="0 0 2287 44">
          <text:p/>
        </draw:connector>
        <draw:connector draw:style-name="gr4" draw:text-style-name="P10" draw:layer="layout" draw:line-skew="0.028cm" svg:x1="11.142cm" svg:y1="6.279cm" svg:x2="11.133cm" svg:y2="7.539cm" draw:start-shape="id11" draw:start-glue-point="2" draw:end-shape="id9" draw:end-glue-point="0" svg:d="M11142 6279v638h-9v622" svg:viewBox="0 0 10 1261">
          <text:p/>
        </draw:connector>
        <draw:custom-shape draw:style-name="gr9" draw:text-style-name="P11" xml:id="id10" draw:id="id10" draw:layer="layout" svg:width="2.129cm" svg:height="1.875cm" svg:x="14.97cm" svg:y="7.285cm">
          <text:p text:style-name="P7"><text:span text:style-name="T3">Get Diame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9" xml:id="id12" draw:id="id12" draw:layer="layout" svg:width="1.875cm" svg:height="1.875cm" svg:x="5.699cm" svg:y="7.285cm">
          <text:p text:style-name="P7"><text:span text:style-name="T1">Get Materi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0" draw:layer="layout" draw:type="line" svg:x1="9.582cm" svg:y1="8.18cm" svg:x2="7.574cm" svg:y2="8.223cm" draw:start-shape="id9" draw:start-glue-point="3" draw:end-shape="id12" draw:end-glue-point="7" svg:d="M9582 8180l-2008 43" svg:viewBox="0 0 2009 44">
          <text:p/>
        </draw:connector>
        <draw:custom-shape draw:style-name="gr10" draw:text-style-name="P8" xml:id="id13" draw:id="id13" draw:layer="layout" svg:width="3.102cm" svg:height="1.282cm" svg:x="5.091cm" svg:y="10.314cm">
          <text:p text:style-name="P7"><text:span text:style-name="T3">Mater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0" draw:layer="layout" draw:type="line" svg:x1="6.639cm" svg:y1="9.172cm" svg:x2="6.642cm" svg:y2="10.314cm" draw:end-shape="id13" draw:end-glue-point="0" svg:d="M6639 9172l3 1142" svg:viewBox="0 0 4 1143">
          <text:p/>
        </draw:connector>
        <draw:connector draw:style-name="gr4" draw:text-style-name="P10" draw:layer="layout" svg:x1="16.042cm" svg:y1="11.996cm" svg:x2="12.119cm" svg:y2="16.147cm" draw:start-shape="id14" draw:start-glue-point="2" draw:end-shape="id15" draw:end-glue-point="7" svg:d="M16042 11996v4151h-3923" svg:viewBox="0 0 3924 4152">
          <text:p/>
        </draw:connector>
        <draw:connector draw:style-name="gr4" draw:text-style-name="P10" draw:layer="layout" draw:type="line" svg:x1="11.133cm" svg:y1="14.009cm" svg:x2="11.182cm" svg:y2="15.209cm" draw:start-shape="id8" draw:start-glue-point="2" draw:end-shape="id15" draw:end-glue-point="4" svg:d="M11133 14009l49 1200" svg:viewBox="0 0 50 1201">
          <text:p/>
        </draw:connector>
        <draw:custom-shape draw:style-name="gr11" draw:text-style-name="P8" xml:id="id14" draw:id="id14" draw:layer="layout" svg:width="3.102cm" svg:height="1.282cm" svg:x="14.491cm" svg:y="10.714cm">
          <text:p text:style-name="P7"><text:span text:style-name="T3">Dia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0" draw:layer="layout" draw:type="line" svg:x1="16.035cm" svg:y1="9.16cm" svg:x2="16.042cm" svg:y2="10.714cm" draw:start-shape="id10" draw:start-glue-point="6" draw:end-shape="id14" draw:end-glue-point="0" svg:d="M16035 9160l7 1554" svg:viewBox="0 0 8 1555">
          <text:p/>
        </draw:connector>
        <draw:custom-shape draw:style-name="gr7" draw:text-style-name="P9" xml:id="id15" draw:id="id15" draw:layer="layout" svg:width="1.875cm" svg:height="1.875cm" svg:x="10.244cm" svg:y="15.209cm">
          <text:p text:style-name="P7"><text:span text:style-name="T1">Compute</text:span></text:p>
          <text:p text:style-name="P7"><text:span text:style-name="T1">Veloc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0" draw:layer="layout" draw:type="line" svg:x1="11.182cm" svg:y1="17.084cm" svg:x2="11.187cm" svg:y2="18.317cm" draw:start-shape="id15" draw:start-glue-point="6" draw:end-shape="id16" draw:end-glue-point="0" svg:d="M11182 17084l5 1233" svg:viewBox="0 0 6 1234">
          <text:p/>
        </draw:connector>
        <draw:custom-shape draw:style-name="gr12" draw:text-style-name="P9" xml:id="id17" draw:id="id17" draw:layer="layout" svg:width="2.159cm" svg:height="1.875cm" svg:x="5.572cm" svg:y="12.585cm">
          <text:p text:style-name="P7"><text:span text:style-name="T1">Get Material</text:span></text:p>
          <text:p text:style-name="P7"><text:span text:style-name="T1">Coeffic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8" xml:id="id18" draw:id="id18" draw:layer="layout" svg:width="3.102cm" svg:height="1.282cm" svg:x="5.091cm" svg:y="15.514cm">
          <text:p text:style-name="P7"><text:span text:style-name="T3">Material Coeffic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0" draw:layer="layout" draw:type="line" svg:x1="6.642cm" svg:y1="11.596cm" svg:x2="6.652cm" svg:y2="12.585cm" draw:start-shape="id13" draw:start-glue-point="2" draw:end-shape="id17" draw:end-glue-point="4" svg:d="M6642 11596l10 989" svg:viewBox="0 0 11 990">
          <text:p/>
        </draw:connector>
        <draw:connector draw:style-name="gr4" draw:text-style-name="P10" draw:layer="layout" draw:type="line" svg:x1="6.652cm" svg:y1="14.46cm" svg:x2="6.642cm" svg:y2="15.514cm" draw:start-shape="id17" draw:start-glue-point="6" draw:end-shape="id18" draw:end-glue-point="0" svg:d="M6652 14460l-10 1054" svg:viewBox="0 0 11 1055">
          <text:p/>
        </draw:connector>
        <draw:connector draw:style-name="gr4" draw:text-style-name="P10" draw:layer="layout" draw:type="line" svg:x1="8.193cm" svg:y1="16.155cm" svg:x2="10.244cm" svg:y2="16.147cm" draw:start-shape="id18" draw:start-glue-point="1" draw:end-shape="id15" draw:end-glue-point="5" svg:d="M8193 16155l2051-8" svg:viewBox="0 0 2052 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0:35:38.024000000</meta:creation-date>
    <dc:date>2019-01-03T15:16:56.596000000</dc:date>
    <meta:editing-duration>PT1H38M7S</meta:editing-duration>
    <meta:editing-cycles>2</meta:editing-cycles>
    <meta:generator>LibreOffice/6.0.3.2$Windows_X86_64 LibreOffice_project/8f48d515416608e3a835360314dac7e47fd0b821</meta:generator>
    <meta:document-statistic meta:object-count="34"/>
  </office:meta>
</office:document-meta>
</file>